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433cm" fo:min-width="3.183cm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683cm" svg:height="3.683cm" svg:x="8.891cm" svg:y="1.381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3.683cm" svg:x="15.491cm" svg:y="1.381cm">
          <text:p text:style-name="P1">Loa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683cm" svg:height="3.683cm" svg:x="8.891cm" svg:y="7.456cm">
          <text:p text:style-name="P1">PAT</text:p>
          <text:p text:style-name="P1">Tes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2.555cm" svg:y1="3.463cm" svg:x2="15.476cm" svg:y2="3.463cm" svg:d="M12555 3463h2921" svg:viewBox="0 0 2922 1">
          <text:p/>
        </draw:connector>
        <draw:connector draw:style-name="gr2" draw:text-style-name="P1" draw:layer="layout" draw:type="line" svg:x1="10.732cm" svg:y1="5.064cm" svg:x2="10.732cm" svg:y2="7.456cm" draw:start-shape="id1" draw:start-glue-point="2" draw:end-shape="id2" draw:end-glue-point="0" svg:d="M10732 5064v2392" svg:viewBox="0 0 1 2393">
          <text:p/>
        </draw:connector>
        <draw:line draw:style-name="gr2" draw:text-style-name="P1" draw:layer="layout" svg:x1="10.669cm" svg:y1="6.715cm" svg:x2="11.431cm" svg:y2="7.477cm">
          <text:p/>
        </draw:line>
        <draw:line draw:style-name="gr2" draw:text-style-name="P1" draw:layer="layout" svg:x1="10.769cm" svg:y1="6.715cm" svg:x2="10.134cm" svg:y2="7.4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12:20:04.351603000</meta:creation-date>
    <dc:date>2014-09-29T12:33:37.249554000</dc:date>
    <meta:editing-duration>PT19S</meta:editing-duration>
    <meta:editing-cycles>1</meta:editing-cycles>
    <meta:document-statistic meta:object-count="7"/>
    <meta:generator>LibreOffice/4.3.1.2$MacOSX_X86_64 LibreOffice_project/958349dc3b25111dbca392fbc281a05559ef6848</meta:generator>
  </office:meta>
</office:document-meta>
</file>